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</style:style>
    <style:style style:name="P2" style:family="paragraph" style:parent-style-name="Standard">
      <style:paragraph-properties style:line-height-at-least="0.529cm" fo:text-align="center" style:justify-single-word="false"/>
    </style:style>
    <style:style style:name="P3" style:family="paragraph" style:parent-style-name="Standard">
      <style:paragraph-properties style:line-height-at-least="0.529cm"/>
    </style:style>
    <style:style style:name="P4" style:family="paragraph" style:parent-style-name="Text_20_body">
      <style:paragraph-properties style:line-height-at-least="0.529cm"/>
    </style:style>
    <style:style style:name="P5" style:family="paragraph" style:parent-style-name="Text_20_body" style:list-style-name="L1">
      <style:paragraph-properties fo:margin-top="0cm" fo:margin-bottom="0.247cm" loext:contextual-spacing="false" fo:orphans="2" fo:widows="2"/>
    </style:style>
    <style:style style:name="P6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T1" style:family="text">
      <style:text-properties officeooo:rsid="00170b07"/>
    </style:style>
    <style:style style:name="T2" style:family="text">
      <style:text-properties fo:font-variant="normal" fo:text-transform="none" fo:color="#bbbbbb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apple-system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SISTEMA DE <text:span text:style-name="T1">ALQUILER </text:span>Y <text:span text:style-name="T1">RECOMENDACIÓN</text:span> DE LIBROS*</text:p>
      <text:p text:style-name="P1">------------------------------------------------------------------------------------------------------------------------</text:p>
      <text:p text:style-name="P1">Los libros se alquilan en el sistema, los cuales son enviados <text:span text:style-name="T1">p</text:span>or un repartidos el cual forma parte de la biblioteca, los usuarios <text:span text:style-name="T1">pueden</text:span> ingresar y ver una lista de libros disponibles, los cuales <text:span text:style-name="T1">estarán</text:span> catalogados como(Fechas de publicaciones, autores, generes(los cuales algunos de los <text:span text:style-name="T1">géneros</text:span> son los siguientes: <text:span text:style-name="T1">Fantasía</text:span>, Romance, Terror, Horror, <text:span text:style-name="T1">Bibliografías</text:span>), Cantidad de paginas, sagas: Puede ser mas de un libro asociado, como ser por ejemplo: el <text:span text:style-name="T1">señor</text:span> de los anillos), los libros <text:span text:style-name="T1">también</text:span> <text:span text:style-name="T1">serán</text:span> vendidos en el sistema, y se <text:span text:style-name="T1">tendrá</text:span> en cuanta a los usuarios morosos, es decir, si un usuario alquila un libro a x<text:span text:style-name="T1">(Precio por libros)</text:span> <text:span text:style-name="T1">p</text:span>recio, <text:span text:style-name="T1">dependiendo</text:span> de la fecha en que se devuelve el precio, por ejemplo si pasa un o mas meses, ese monto x<text:span text:style-name="T1">(precio por libros)</text:span> se <text:span text:style-name="T1">auto incrementara.</text:span></text:p>
      <text:p text:style-name="P4"><text:span text:style-name="T4"/></text:p>
      <text:p text:style-name="P4"><text:span text:style-name="T4"/></text:p>
      <text:p text:style-name="P4"><text:span text:style-name="T4">Una característica de una aplicación de pago de libros de la biblioteca podría ser simplemente </text:span><text:span text:style-name="Emphasis"><text:span text:style-name="T4">"La capacidad de cobrar recargos por libros atrasados"</text:span></text:span><text:span text:style-name="T4">.</text:span></text:p>
      <text:list xml:id="list476215028" text:style-name="L1">
        <text:list-item>
          <text:p text:style-name="P5"><text:span text:style-name="T4">Un caso de uso de la misma aplicación podría ser </text:span><text:span text:style-name="Emphasis"><text:span text:style-name="T4">"devolver el libro y calcular el recargo por pago atrasado"</text:span></text:span><text:span text:style-name="T4">, un escenario paso a paso puede ser:</text:span></text:p>
          <text:list>
            <text:list-item>
              <text:p text:style-name="P6">un usuario devuelve un libro físico,</text:p>
            </text:list-item>
            <text:list-item>
              <text:p text:style-name="P6">el libro es escaneado,</text:p>
            </text:list-item>
            <text:list-item>
              <text:p text:style-name="P6">se marca como devuelto en la base de datos, y</text:p>
            </text:list-item>
            <text:list-item>
              <text:p text:style-name="P6">un recargo por retraso, si lo hubiera, se calcula y agrega a la cuenta del usuario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8:40:41.269062162</meta:creation-date>
    <dc:date>2020-09-16T01:21:47.419618455</dc:date>
    <meta:editing-duration>PT5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29" meta:character-count="1447" meta:non-whitespace-character-count="1232"/>
  </office:meta>
</office:document-meta>
</file>